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0006c6" officeooo:paragraph-rsid="000006c6"/>
    </style:style>
    <style:style style:name="P2" style:family="paragraph" style:parent-style-name="Preformatted_20_Text">
      <style:text-properties officeooo:rsid="0004bc8e" officeooo:paragraph-rsid="0004bc8e"/>
    </style:style>
    <style:style style:name="P3" style:family="paragraph" style:parent-style-name="Preformatted_20_Text">
      <style:text-properties officeooo:rsid="0005bd36" officeooo:paragraph-rsid="0005bd36"/>
    </style:style>
    <style:style style:name="P4" style:family="paragraph" style:parent-style-name="Preformatted_20_Text">
      <style:text-properties officeooo:rsid="0007a39f" officeooo:paragraph-rsid="0007a39f"/>
    </style:style>
    <style:style style:name="P5" style:family="paragraph" style:parent-style-name="Preformatted_20_Text">
      <style:text-properties officeooo:rsid="0004bc8e" officeooo:paragraph-rsid="0004bc8e"/>
    </style:style>
    <style:style style:name="P6" style:family="paragraph" style:parent-style-name="Preformatted_20_Text">
      <style:text-properties officeooo:rsid="0008a41e" officeooo:paragraph-rsid="0008a41e"/>
    </style:style>
    <style:style style:name="T1" style:family="text">
      <style:text-properties officeooo:rsid="0001975d"/>
    </style:style>
    <style:style style:name="T2" style:family="text">
      <style:text-properties officeooo:rsid="0005be8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We would like to thank the reviewer and the editor of ARER for their constructive criticism. We fully agree that the paper was focusing too much on the technical aspects of identification and paying too little attention to the story and policy implications behind the results. </text:p>
      <text:p text:style-name="P1"/>
      <text:p text:style-name="P1">The third section makes the case for our instruments. Using the literature, it carefully documents the direct causal link between the gender of the child (in particular <text:span text:style-name="T1">boy preference</text:span>) <text:span text:style-name="T1">and fertility behavior. We thought about merging this section with other sections (or even deleting entirely), as the reviewer thinks there is already enough justification of the instruments, and the instruments are convincing enough. However, we decided to keep this section as a stand alone section for two reasons. First, this article aims to establish a causal relationship based on instrumental variables at the identification strategy. Such studies tend to stand or fall with the validity of the instruments. It is therefor important to make a strong case for its validity. Second, comments we received on earlier versions of the paper and during presentations of our work suggested not everyone is so convinced about the validity of the instruments in the context of Uganda. Still, to reduce the space allocated to justifying the instruments, we have shortened or deleted discussions on the instruments in other parts of the text (eg. the introduction).</text:span></text:p>
      <text:p text:style-name="P1"/>
      <text:p text:style-name="P4">In the section that describes the data we are using, there was again an extended subsection that made the case for the validity for our instruments empirically. In the light of the comments of the reviewer, we have removed this as a separate sub-section, shortened it and added it to the general discussion of the data we are using.</text:p>
      <text:p text:style-name="P1"/>
      <text:p text:style-name="P2">We now also dig deeper into our findings and present a broader range of research in the literature review. For instance, we also include papers that study the well documented productivity gap between men and women owned or managed plots. <text:span text:style-name="T2">Some of these studies are mentioned in the literature review, and some of these studies are referred to in the results section, to compare to our findings.</text:span></text:p>
      <text:p text:style-name="P2"/>
      <text:p text:style-name="P6">Another suggestion would be to put the material that is currently in the appendix not in the paper itself, but as additional material on the journal's website. However, I will leave it to the editor as we do not know what possibilities or policies exist.</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8-03T14:27:31.606801652</dc:date>
    <meta:editing-duration>PT3H40M2S</meta:editing-duration>
    <meta:editing-cycles>7</meta:editing-cycles>
    <meta:generator>LibreOffice/4.4.2.2$Linux_X86_64 LibreOffice_project/40m0$Build-2</meta:generator>
    <meta:document-statistic meta:table-count="0" meta:image-count="0" meta:object-count="0" meta:page-count="1" meta:paragraph-count="5" meta:word-count="398" meta:character-count="2401" meta:non-whitespace-character-count="2007"/>
  </office:meta>
</office:document-meta>
</file>